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4cm" fo:margin-left="-0.533cm" table:align="left"/>
    </style:style>
    <style:style style:name="Table1.A" style:family="table-column">
      <style:table-column-properties style:column-width="2.907cm"/>
    </style:style>
    <style:style style:name="Table1.B" style:family="table-column">
      <style:table-column-properties style:column-width="14.63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30pt" fo:font-weight="bold" officeooo:rsid="0004ef5d" officeooo:paragraph-rsid="0004ef5d" style:font-size-asian="26.25pt" style:font-weight-asian="bold" style:font-size-complex="30pt" style:font-weight-complex="bold"/>
    </style:style>
    <style:style style:name="P2" style:family="paragraph" style:parent-style-name="Standard">
      <style:text-properties fo:font-weight="bold" officeooo:rsid="0006169d" officeooo:paragraph-rsid="0006169d" style:font-weight-asian="bold" style:font-weight-complex="bold"/>
    </style:style>
    <style:style style:name="P3" style:family="paragraph" style:parent-style-name="Standard">
      <style:text-properties fo:font-weight="bold" officeooo:rsid="00090fc0" officeooo:paragraph-rsid="00090fc0" style:font-weight-asian="bold" style:font-weight-complex="bold"/>
    </style:style>
    <style:style style:name="P4" style:family="paragraph" style:parent-style-name="Standard">
      <style:text-properties fo:font-weight="bold" officeooo:rsid="000ad7fc" officeooo:paragraph-rsid="000ad7fc" style:font-weight-asian="bold" style:font-weight-complex="bold"/>
    </style:style>
    <style:style style:name="P5" style:family="paragraph" style:parent-style-name="Standard">
      <style:text-properties fo:font-weight="bold" officeooo:rsid="000d57ee" officeooo:paragraph-rsid="000d57ee" style:font-weight-asian="bold" style:font-weight-complex="bold"/>
    </style:style>
    <style:style style:name="P6" style:family="paragraph" style:parent-style-name="Standard">
      <style:text-properties fo:font-weight="bold" officeooo:rsid="000d57ee" officeooo:paragraph-rsid="000f265b" style:font-weight-asian="bold" style:font-weight-complex="bold"/>
    </style:style>
    <style:style style:name="P7" style:family="paragraph" style:parent-style-name="Standard">
      <style:text-properties fo:font-weight="bold" officeooo:rsid="000efa68" officeooo:paragraph-rsid="000efa68" style:font-weight-asian="bold" style:font-weight-complex="bold"/>
    </style:style>
    <style:style style:name="P8" style:family="paragraph" style:parent-style-name="Standard">
      <style:text-properties fo:font-variant="normal" fo:text-transform="none" fo:color="#000000" loext:opacity="100%" style:font-name="Consolas" fo:font-size="9pt" fo:letter-spacing="normal" fo:font-style="normal" fo:font-weight="normal" officeooo:rsid="000ad7fc" officeooo:paragraph-rsid="000ad7fc" fo:background-color="#ffffff" style:font-weight-asian="normal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9" style:family="paragraph" style:parent-style-name="Standard">
      <style:paragraph-properties style:line-height-at-least="0.402cm"/>
      <style:text-properties fo:font-variant="normal" fo:text-transform="none" fo:color="#000000" loext:opacity="100%" style:font-name="Consolas" fo:font-size="15pt" fo:letter-spacing="normal" fo:font-style="normal" fo:font-weight="normal" officeooo:rsid="0014a1d4" officeooo:paragraph-rsid="0014a1d4" fo:background-color="#ffffff" style:font-size-asian="13.1000003814697pt" style:font-weight-asian="normal" style:font-size-complex="15pt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10" style:family="paragraph" style:parent-style-name="Heading_20_3">
      <style:text-properties fo:font-variant="normal" fo:text-transform="none" fo:color="#000000" loext:opacity="100%" style:font-name="Segoe UI" fo:font-size="14.3999996185303pt" fo:letter-spacing="normal" fo:font-style="normal" fo:font-weight="normal" officeooo:rsid="000ad7fc" officeooo:paragraph-rsid="000b8900" style:font-weight-asian="bold" style:font-weight-complex="bold"/>
    </style:style>
    <style:style style:name="P11" style:family="paragraph" style:parent-style-name="Heading_20_3">
      <style:text-properties fo:font-variant="normal" fo:text-transform="none" fo:color="#000000" loext:opacity="100%" style:font-name="Segoe UI" fo:font-size="14.3999996185303pt" fo:letter-spacing="normal" fo:font-style="normal" fo:font-weight="bold" officeooo:rsid="000b8900" officeooo:paragraph-rsid="000b8900" style:font-weight-asian="bold" style:font-weight-complex="bold"/>
    </style:style>
    <style:style style:name="P12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bold" officeooo:rsid="001269d9" officeooo:paragraph-rsid="001269d9" fo:background-color="#ffffcc" style:font-weight-asian="bold" style:font-weight-complex="bold" loext:padding="0cm" loext:border="none"/>
    </style:style>
    <style:style style:name="P13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bold" officeooo:rsid="001269d9" officeooo:paragraph-rsid="001269d9" fo:background-color="#ffffcc" style:font-size-asian="15pt" style:font-weight-asian="bold" style:font-size-complex="15pt" style:font-weight-complex="bold" loext:padding="0cm" loext:border="none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</style:style>
    <style:style style:name="P17" style:family="paragraph" style:parent-style-name="Text_20_body">
      <style:text-properties fo:font-variant="normal" fo:text-transform="none" fo:color="#000000" loext:opacity="100%" style:font-name="Verdana" fo:font-size="9.60000038146973pt" fo:letter-spacing="normal" fo:font-style="normal" fo:font-weight="normal" officeooo:rsid="000ad7fc" officeooo:paragraph-rsid="000ad7fc" style:font-weight-asian="normal" style:font-weight-complex="normal"/>
    </style:style>
    <style:style style:name="P18" style:family="paragraph" style:parent-style-name="Quotations">
      <style:text-properties fo:background-color="#ffff00"/>
    </style:style>
    <style:style style:name="P19" style:family="paragraph" style:parent-style-name="Quotations" style:list-style-name="L1">
      <style:text-properties fo:background-color="#ffff00"/>
    </style:style>
    <style:style style:name="P20" style:family="paragraph" style:parent-style-name="Quotations" style:list-style-name="L1">
      <style:paragraph-properties fo:margin-top="0cm" fo:margin-bottom="0cm" style:contextual-spacing="false"/>
      <style:text-properties fo:background-color="#ffff00"/>
    </style:style>
    <style:style style:name="P21" style:family="paragraph" style:parent-style-name="Standard">
      <style:text-properties fo:font-size="14pt" fo:font-weight="bold" officeooo:rsid="0017d4d7" officeooo:paragraph-rsid="0017d4d7" style:font-weight-asian="bold" style:font-weight-complex="bold"/>
    </style:style>
    <style:style style:name="P22" style:family="paragraph" style:parent-style-name="Standard">
      <style:text-properties fo:font-size="18pt" fo:font-weight="bold" officeooo:rsid="0021a93b" officeooo:paragraph-rsid="0021a93b" style:font-weight-asian="bold" style:font-weight-complex="bold"/>
    </style:style>
    <style:style style:name="P23" style:family="paragraph" style:parent-style-name="Standard">
      <style:text-properties fo:font-size="18pt" fo:font-weight="bold" officeooo:paragraph-rsid="0021a93b"/>
    </style:style>
    <style:style style:name="P24" style:family="paragraph" style:parent-style-name="Standard">
      <style:paragraph-properties style:line-height-at-least="0.402cm"/>
      <style:text-properties fo:color="#d4d4d4" loext:opacity="100%" style:font-name="Droid Sans Mono" fo:font-size="8.39999961853027pt" fo:font-weight="normal" fo:background-color="transparent"/>
    </style:style>
    <style:style style:name="P25" style:family="paragraph" style:parent-style-name="Standard">
      <style:text-properties fo:font-size="10pt" fo:font-weight="normal" officeooo:rsid="0017d4d7" officeooo:paragraph-rsid="0017d4d7" style:font-weight-asian="normal" style:font-weight-complex="normal"/>
    </style:style>
    <style:style style:name="P26" style:family="paragraph" style:parent-style-name="Standard">
      <style:text-properties fo:font-size="10pt" fo:font-weight="normal" officeooo:rsid="001e8312" officeooo:paragraph-rsid="001e8312" style:font-weight-asian="normal" style:font-weight-complex="normal"/>
    </style:style>
    <style:style style:name="P27" style:family="paragraph" style:parent-style-name="Standard">
      <style:text-properties fo:font-weight="bold" officeooo:rsid="000ad7fc" officeooo:paragraph-rsid="000ad7fc" style:font-weight-asian="bold" style:font-weight-complex="bold"/>
    </style:style>
    <style:style style:name="P28" style:family="paragraph" style:parent-style-name="Standard">
      <style:text-properties fo:font-weight="bold" officeooo:rsid="0018da71" officeooo:paragraph-rsid="0018da71" style:font-weight-asian="bold" style:font-weight-complex="bold"/>
    </style:style>
    <style:style style:name="P29" style:family="paragraph" style:parent-style-name="Standard">
      <style:text-properties fo:font-weight="bold" officeooo:rsid="000d57ee" officeooo:paragraph-rsid="000f265b" style:font-weight-asian="bold" style:font-weight-complex="bold"/>
    </style:style>
    <style:style style:name="P30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fo:background-color="#ffffff"/>
    </style:style>
    <style:style style:name="P31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officeooo:paragraph-rsid="0014a1d4" fo:background-color="#ffffff"/>
    </style:style>
    <style:style style:name="P32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officeooo:paragraph-rsid="0014a1d4" fo:background-color="#ffffff"/>
    </style:style>
    <style:style style:name="P33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normal" officeooo:rsid="001b4470" officeooo:paragraph-rsid="001b4470" fo:background-color="#ffffff"/>
    </style:style>
    <style:style style:name="P34" style:family="paragraph" style:parent-style-name="Standard">
      <style:text-properties fo:color="#111111" loext:opacity="100%" style:font-name="Droid Sans Mono" fo:font-size="8.39999961853027pt" fo:font-weight="bold" officeooo:rsid="0020184f" officeooo:paragraph-rsid="0020184f" fo:background-color="transparent" style:font-weight-asian="bold" style:font-weight-complex="bold"/>
    </style:style>
    <style:style style:name="P35" style:family="paragraph" style:parent-style-name="Standard">
      <style:text-properties fo:color="#111111" loext:opacity="100%" style:font-name="Droid Sans Mono" fo:font-size="8.39999961853027pt" fo:font-weight="bold" officeooo:rsid="0021a93b" officeooo:paragraph-rsid="0021a93b" fo:background-color="transparent" style:font-weight-asian="bold" style:font-weight-complex="bold"/>
    </style:style>
    <style:style style:name="P36" style:family="paragraph" style:parent-style-name="Standard">
      <style:paragraph-properties style:line-height-at-least="0.402cm"/>
      <style:text-properties fo:color="#111111" loext:opacity="100%" style:font-name="Droid Sans Mono" fo:font-size="8.39999961853027pt" fo:font-weight="bold" fo:background-color="transparent" style:font-weight-asian="bold" style:font-weight-complex="bold"/>
    </style:style>
    <style:style style:name="P37" style:family="paragraph" style:parent-style-name="Standard">
      <style:paragraph-properties style:line-height-at-least="0.402cm"/>
      <style:text-properties fo:color="#111111" loext:opacity="100%" fo:background-color="#ffffff"/>
    </style:style>
    <style:style style:name="P38" style:family="paragraph" style:parent-style-name="Standard">
      <style:text-properties fo:color="#111111" loext:opacity="100%" fo:font-size="10pt" fo:font-weight="normal" officeooo:rsid="001e8312" officeooo:paragraph-rsid="001e8312" fo:background-color="transparent" style:font-weight-asian="normal" style:font-weight-complex="normal"/>
    </style:style>
    <style:style style:name="P39" style:family="paragraph" style:parent-style-name="Standard">
      <style:text-properties fo:color="#111111" loext:opacity="100%" fo:font-size="10pt" fo:font-weight="normal" officeooo:rsid="0020184f" officeooo:paragraph-rsid="0020184f" fo:background-color="transparent" style:font-weight-asian="normal" style:font-weight-complex="normal"/>
    </style:style>
    <style:style style:name="P40" style:family="paragraph" style:parent-style-name="Standard">
      <style:paragraph-properties style:line-height-at-least="0.402cm"/>
      <style:text-properties fo:color="#111111" loext:opacity="100%" fo:font-weight="bold" fo:background-color="transparent" style:font-weight-asian="bold" style:font-weight-complex="bold"/>
    </style:style>
    <style:style style:name="P41" style:family="paragraph" style:parent-style-name="Standard">
      <style:paragraph-properties style:line-height-at-least="0.402cm"/>
      <style:text-properties fo:font-variant="normal" fo:text-transform="none" fo:color="#111111" loext:opacity="100%" style:font-name="Consolas" fo:font-size="15pt" fo:letter-spacing="normal" fo:font-style="normal" fo:font-weight="normal" officeooo:rsid="0014a1d4" officeooo:paragraph-rsid="0014a1d4" fo:background-color="#ffffff" style:font-size-asian="13.1000003814697pt" style:font-weight-asian="normal" style:font-size-complex="15pt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P42" style:family="paragraph" style:parent-style-name="Standard">
      <style:paragraph-properties style:line-height-at-least="0.402cm"/>
      <style:text-properties fo:color="#000000" loext:opacity="100%" style:font-name="Consolas" fo:font-size="15pt" fo:font-weight="normal" officeooo:rsid="0014a1d4" officeooo:paragraph-rsid="0014a1d4" fo:background-color="#ffffff"/>
    </style:style>
    <style:style style:name="P43" style:family="paragraph" style:parent-style-name="Standard">
      <style:text-properties officeooo:paragraph-rsid="001e8312"/>
    </style:style>
    <style:style style:name="P44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15pt" fo:letter-spacing="normal" fo:font-style="normal" fo:font-weight="bold" officeooo:rsid="001269d9" officeooo:paragraph-rsid="001269d9" fo:background-color="#ffffcc" style:font-weight-asian="bold" style:font-weight-complex="bold" loext:padding="0cm" loext:border="none"/>
    </style:style>
    <style:style style:name="P45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Verdana" fo:font-size="9pt" fo:letter-spacing="normal" fo:font-style="normal" fo:font-weight="bold" officeooo:rsid="001269d9" officeooo:paragraph-rsid="001269d9" fo:background-color="#ffffcc" style:font-size-asian="15pt" style:font-weight-asian="bold" style:font-size-complex="15pt" style:font-weight-complex="bold" loext:padding="0cm" loext:border="none"/>
    </style:style>
    <style:style style:name="P46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000000" loext:opacity="100%" style:font-name="Times New Roman" fo:font-size="15pt" fo:letter-spacing="normal" fo:font-style="normal" fo:font-weight="bold" officeooo:rsid="001429ab" officeooo:paragraph-rsid="001429ab" fo:background-color="#ffffcc" style:font-size-asian="15pt" style:font-weight-asian="bold" style:font-size-complex="15pt" style:font-weight-complex="bold" loext:padding="0cm" loext:border="none"/>
    </style:style>
    <style:style style:name="P47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Times New Roman" fo:font-size="7pt" fo:letter-spacing="normal" fo:font-style="normal" fo:font-weight="bold" officeooo:rsid="001429ab" officeooo:paragraph-rsid="001429ab" fo:background-color="#ffffff" style:font-size-asian="15pt" style:font-weight-asian="bold" style:font-size-complex="15pt" style:font-weight-complex="bold" loext:padding="0cm" loext:border="none"/>
    </style:style>
    <style:style style:name="P48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Times New Roman" fo:font-size="7pt" fo:letter-spacing="normal" fo:font-style="normal" fo:font-weight="bold" officeooo:rsid="001429ab" officeooo:paragraph-rsid="00175a5a" fo:background-color="#ffffff" style:font-size-asian="15pt" style:font-weight-asian="bold" style:font-size-complex="15pt" style:font-weight-complex="bold" loext:padding="0cm" loext:border="none"/>
    </style:style>
    <style:style style:name="P49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Times New Roman" fo:font-size="19pt" fo:letter-spacing="normal" fo:font-style="normal" fo:font-weight="normal" officeooo:rsid="00198844" officeooo:paragraph-rsid="00198844" fo:background-color="transparent" style:font-size-asian="15pt" style:font-weight-asian="normal" style:font-size-complex="15pt" style:font-weight-complex="normal" loext:padding="0cm" loext:border="none"/>
    </style:style>
    <style:style style:name="P50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font-variant="normal" fo:text-transform="none" fo:color="#111111" loext:opacity="100%" style:font-name="Droid Sans Mono" fo:font-size="8.39999961853027pt" fo:letter-spacing="normal" fo:font-style="normal" fo:font-weight="normal" officeooo:rsid="001269d9" officeooo:paragraph-rsid="001269d9" fo:background-color="#ffffff" style:font-size-asian="15pt" style:font-weight-asian="bold" style:font-size-complex="15pt" style:font-weight-complex="bold" loext:padding="0cm" loext:border="none"/>
    </style:style>
    <style:style style:name="P51" style:family="paragraph" style:parent-style-name="Standard">
      <style:paragraph-properties fo:margin-left="0cm" fo:margin-right="0cm" fo:margin-top="0.508cm" fo:margin-bottom="0.508cm" style:contextual-spacing="false" fo:orphans="2" fo:widows="2" fo:text-indent="0cm" style:auto-text-indent="false"/>
      <style:text-properties fo:color="#ffffd7" loext:opacity="100%" style:font-name="Droid Sans Mono" fo:font-size="8.39999961853027pt" fo:font-weight="bold" officeooo:paragraph-rsid="001269d9" fo:background-color="#1e1e1e" style:font-weight-asian="bold" style:font-weight-complex="bold"/>
    </style:style>
    <style:style style:name="P52" style:family="paragraph" style:parent-style-name="Standard">
      <style:paragraph-properties fo:margin-top="0cm" fo:margin-bottom="0.499cm" style:contextual-spacing="false" style:line-height-at-least="0.402cm"/>
      <style:text-properties fo:color="#111111" loext:opacity="100%" fo:font-weight="bold" fo:background-color="transparent" style:font-weight-asian="bold" style:font-weight-complex="bold"/>
    </style:style>
    <style:style style:name="T1" style:family="text">
      <style:text-properties officeooo:rsid="000ad7fc"/>
    </style:style>
    <style:style style:name="T2" style:family="text">
      <style:text-properties fo:font-variant="normal" fo:text-transform="none" fo:color="#000000" loext:opacity="100%" style:font-name="Verdana" fo:font-size="9.60000038146973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4" style:family="text">
      <style:text-properties fo:font-variant="normal" fo:text-transform="none" fo:color="#dc143c" loext:opacity="100%" style:font-name="Consolas" fo:font-size="9.60000038146973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dc143c" loext:opacity="100%" style:font-name="Consolas" fo:font-size="9pt" fo:letter-spacing="normal" fo:font-style="normal" fo:font-weight="normal" loext:padding="0cm" loext:border="none"/>
    </style:style>
    <style:style style:name="T6" style:family="text">
      <style:text-properties fo:font-variant="normal" fo:text-transform="none" fo:letter-spacing="normal" fo:font-style="normal" style:font-size-asian="13.1000003814697pt" style:font-weight-asian="normal" style:font-size-complex="15pt" style:font-weight-complex="normal" loext:padding-left="0.254cm" loext:padding-right="0cm" loext:padding-top="0cm" loext:padding-bottom="0cm" loext:border-left="2.41pt solid #4caf50" loext:border-right="none" loext:border-top="none" loext:border-bottom="none"/>
    </style:style>
    <style:style style:name="T7" style:family="text">
      <style:text-properties fo:color="#0000cd" loext:opacity="100%"/>
    </style:style>
    <style:style style:name="T8" style:family="text">
      <style:text-properties officeooo:rsid="000f265b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569cd6" loext:opacity="100%"/>
    </style:style>
    <style:style style:name="T11" style:family="text">
      <style:text-properties fo:color="#569cd6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12" style:family="text">
      <style:text-properties fo:color="#dcdcaa" loext:opacity="100%"/>
    </style:style>
    <style:style style:name="T13" style:family="text">
      <style:text-properties fo:color="#dcdcaa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14" style:family="text">
      <style:text-properties fo:color="#9cdcfe" loext:opacity="100%"/>
    </style:style>
    <style:style style:name="T15" style:family="text">
      <style:text-properties fo:color="#9cdcfe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16" style:family="text">
      <style:text-properties fo:color="#c586c0" loext:opacity="100%"/>
    </style:style>
    <style:style style:name="T17" style:family="text">
      <style:text-properties fo:color="#ce9178" loext:opacity="100%"/>
    </style:style>
    <style:style style:name="T18" style:family="text">
      <style:text-properties fo:font-size="14pt"/>
    </style:style>
    <style:style style:name="T19" style:family="text">
      <style:text-properties fo:font-size="16pt"/>
    </style:style>
    <style:style style:name="T20" style:family="text">
      <style:text-properties fo:font-size="18pt"/>
    </style:style>
    <style:style style:name="T21" style:family="text">
      <style:text-properties officeooo:rsid="001520cd"/>
    </style:style>
    <style:style style:name="T22" style:family="text">
      <style:text-properties style:font-size-asian="15pt" style:font-size-complex="15pt"/>
    </style:style>
    <style:style style:name="T23" style:family="text">
      <style:text-properties fo:color="#d4d4d4" loext:opacity="100%" style:font-name="Droid Sans Mono" fo:font-size="12pt" fo:font-weight="normal" fo:background-color="transparent" loext:char-shading-value="0" style:font-weight-asian="normal" style:font-weight-complex="normal"/>
    </style:style>
    <style:style style:name="T24" style:family="text">
      <style:text-properties officeooo:rsid="00175a5a"/>
    </style:style>
    <style:style style:name="T25" style:family="text">
      <style:text-properties fo:font-size="12pt"/>
    </style:style>
    <style:style style:name="T26" style:family="text">
      <style:text-properties fo:font-size="12pt" fo:font-weight="normal" style:font-weight-asian="normal" style:font-weight-complex="normal"/>
    </style:style>
    <style:style style:name="T27" style:family="text">
      <style:text-properties fo:font-size="9pt"/>
    </style:style>
    <style:style style:name="T28" style:family="text">
      <style:text-properties officeooo:rsid="001b4470"/>
    </style:style>
    <style:style style:name="T29" style:family="text"/>
    <style:style style:name="T30" style:family="text">
      <style:text-properties officeooo:rsid="001d1ea9"/>
    </style:style>
    <style:style style:name="T31" style:family="text">
      <style:text-properties fo:font-size="10pt" fo:font-weight="normal" officeooo:rsid="001e8312" style:font-weight-asian="normal" style:font-weight-complex="normal"/>
    </style:style>
    <style:style style:name="T32" style:family="text">
      <style:text-properties fo:background-color="#ffff00" loext:char-shading-value="0"/>
    </style:style>
    <style:style style:name="T33" style:family="text">
      <style:text-properties fo:font-size="20pt"/>
    </style:style>
    <style:style style:name="T34" style:family="text">
      <style:text-properties fo:font-size="20pt" fo:font-weight="normal" style:font-weight-asian="normal" style:font-weight-complex="normal"/>
    </style:style>
    <style:style style:name="T35" style:family="text">
      <style:text-properties fo:font-size="26pt" fo:font-weight="bold" officeooo:rsid="001e8312" style:font-weight-asian="bold" style:font-weight-complex="bold"/>
    </style:style>
    <style:style style:name="T36" style:family="text">
      <style:text-properties officeooo:rsid="0020184f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d16969" loext:opacity="100%"/>
    </style:style>
    <style:style style:name="T39" style:family="text">
      <style:text-properties fo:color="#d7ba7d" loext:opacity="100%"/>
    </style:style>
    <style:style style:name="T40" style:family="text">
      <style:text-properties officeooo:rsid="0021a93b" style:font-weight-asian="bold" style:font-weight-complex="bold"/>
    </style:style>
    <style:style style:name="T41" style:family="text">
      <style:text-properties fo:font-size="10.3999996185303pt"/>
    </style:style>
    <style:style style:name="T42" style:family="text">
      <style:text-properties fo:font-size="12.3999996185303pt"/>
    </style:style>
    <style:style style:name="T43" style:family="text">
      <style:text-properties fo:font-size="14.3999996185303pt"/>
    </style:style>
    <style:style style:name="T44" style:family="text">
      <style:text-properties fo:font-size="16.3999996185303pt"/>
    </style:style>
    <style:style style:name="T45" style:family="text">
      <style:text-properties fo:font-size="18.3999996185303pt"/>
    </style:style>
    <style:style style:name="T46" style:family="text">
      <style:text-properties fo:font-size="20.3999996185303pt"/>
    </style:style>
    <style:style style:name="T47" style:family="text">
      <style:text-properties fo:font-size="20.3999996185303pt" officeooo:rsid="0025c5bb"/>
    </style:style>
    <style:style style:name="T48" style:family="text">
      <style:text-properties fo:font-size="22.3999996185303pt"/>
    </style:style>
    <style:style style:name="T49" style:family="text">
      <style:text-properties fo:font-size="24.3999996185303pt" officeooo:rsid="0025c5b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ype Ahead</text:p>
      <text:p text:style-name="Standard"/>
      <text:p text:style-name="Standard"/>
      <text:p text:style-name="P2"><text:span text:style-name="T20">Hint</text:span> written in less darkness inside an input box is called place-holder &amp; we can write it as one of the attribute of input field. </text:p>
      <text:p text:style-name="P2"/>
      <text:p text:style-name="P2">&lt;input type=”text” place-holder=”City or State”&gt;</text:p>
      <text:p text:style-name="Standard"/>
      <text:p text:style-name="Standard"/>
      <text:p text:style-name="P3"><text:span text:style-name="T1">Learning </text:span>: fetch() </text:p>
      <text:p text:style-name="P4">fetch( ) : its a method to get data or, add data to <text:s/>the internet / websites. </text:p>
      <text:p text:style-name="P4"><text:tab/><text:tab/>It works asynchronously <text:s/></text:p>
      <text:p text:style-name="P4"><text:tab/><text:tab/>It makes use of promises</text:p>
      <text:p text:style-name="P4"><text:tab/><text:tab/></text:p>
      <text:p text:style-name="P4"/>
      <text:p text:style-name="P5">fetch(param1 : url, param2 : object to be added, along with it add method , header &amp; body)</text:p>
      <text:p text:style-name="P5"/>
      <text:p text:style-name="P5">// To just read / view data </text:p>
      <text:p text:style-name="P5"/>
      <text:p text:style-name="P6">fetch(‘url’) // <text:span text:style-name="T8">it will return a promise </text:span></text:p>
      <text:p text:style-name="P6">.then(res =&gt; res.json()) // <text:span text:style-name="T8">it also will return a promise // </text:span><text:span text:style-name="T28">here ‘res’ is raw format data</text:span></text:p>
      <text:p text:style-name="P6"><text:tab/><text:tab/><text:tab/><text:tab/><text:tab/><text:tab/><text:tab/> <text:s text:c="6"/>// <text:span text:style-name="T30">here data can be image/ audio / video </text:span></text:p>
      <text:p text:style-name="P6"><text:tab/><text:tab/><text:tab/><text:tab/><text:tab/><text:tab/><text:tab/> <text:s text:c="6"/>// <text:span text:style-name="T30">since we know that data is in JSON <text:s text:c="2"/><text:tab/><text:tab/><text:tab/><text:tab/><text:tab/><text:tab/>//format so we will convert it into JSON format</text:span></text:p>
      <text:p text:style-name="P6">.then(data=&gt;console.log(data))</text:p>
      <text:p text:style-name="P6">.catch(error =&gt; console.log(‘Error’);</text:p>
      <text:p text:style-name="P4"/>
      <text:p text:style-name="P7">dummy url = https:://reqres.in/api/users/</text:p>
      <text:p text:style-name="P4"/>
      <text:p text:style-name="P4"><text:span text:style-name="T9">Challenge :</text:span> JSON.strignify()</text:p>
      <text:p text:style-name="P17">A common use of JSON<text:span text:style-name="T21">(Java Script Object Notation)</text:span> is to exchange data to/from a web server.</text:p>
      <text:p text:style-name="P14">When sending data to a web server, the data has to be a string.</text:p>
      <text:p text:style-name="P16"><text:span text:style-name="T2">Convert a JavaScript object into a string with </text:span><text:span text:style-name="Source_20_Text"><text:span text:style-name="T4">JSON.stringify()</text:span></text:span><text:span text:style-name="T2">.</text:span></text:p>
      <text:p text:style-name="P8"><text:span text:style-name="T7">var</text:span> myJSON = JSON.stringify(obj);</text:p>
      <text:p text:style-name="P8"/>
      <text:p text:style-name="P44"><text:span text:style-name="T22">Challenge: how to find recomendation based on text inputed.</text:span></text:p>
      <text:p text:style-name="P50">// Returns matching cities</text:p>
      <text:p text:style-name="P30">function findMatches(wordToMatch, cities){</text:p>
      <text:p text:style-name="P30">return cities.filter( place =&gt; {</text:p>
      <text:p text:style-name="P30">// code to find matches </text:p>
      <text:p text:style-name="P37"/>
      <text:p text:style-name="P32"><text:span text:style-name="T29">// console.log(place.city);</text:span></text:p>
      <text:p text:style-name="P33"><text:span text:style-name="T29"/></text:p>
      <text:p text:style-name="P33"><text:soft-page-break/><text:span text:style-name="T29"/></text:p>
      <text:p text:style-name="P42"><text:span text:style-name="T6"/></text:p>
      <text:p text:style-name="P42"><text:span text:style-name="T6">challenge here was how to create a regex for variable</text:span></text:p>
      <text:p text:style-name="P9"/>
      <text:p text:style-name="P41"/>
      <text:p text:style-name="P30">var re = new RegExp(wordToMatch, "i");</text:p>
      <text:p text:style-name="P30">return place.city.match(re);</text:p>
      <text:p text:style-name="P37"/>
      <text:p text:style-name="P31">})</text:p>
      <text:p text:style-name="P30">}</text:p>
      <text:p text:style-name="P13"/>
      <text:p text:style-name="P46">Challenge : how to display the recommendation on html </text:p>
      <text:p text:style-name="P47"/>
      <text:p text:style-name="P48">//<text:span text:style-name="T24">suggest is the parent div </text:span></text:p>
      <text:p text:style-name="P48">var suggest = document.querySelector('.suggestions');</text:p>
      <text:p text:style-name="P47">const newItem = document.createElement("li");</text:p>
      <text:p text:style-name="P47">newItem.appendChild(document.createTextNode("India"));</text:p>
      <text:p text:style-name="P47">suggest.appendChild(newItem);</text:p>
      <text:p text:style-name="P49">Challenge : <text:line-break/><text:span text:style-name="T27">Using regex found matching list of cities, displayed that result in the unordered-list too. On submit made sure that unordered-list resets to inital values.<text:line-break/><text:line-break/>Task left to be done : is that highlighting the matched character in suggested list &amp; proper formating of list items needs to be done. </text:span></text:p>
      <text:p text:style-name="P51"/>
      <text:p text:style-name="P45"/>
      <text:p text:style-name="P12"/>
      <text:p text:style-name="P12"/>
      <text:p text:style-name="P12"><text:soft-page-break/></text:p>
      <text:h text:style-name="P11" text:outline-level="3">Exception </text:h>
      <text:h text:style-name="P10" text:outline-level="3">Stringify Functions</text:h>
      <text:p text:style-name="P15">In JSON, functions are not allowed as object values.</text:p>
      <text:p text:style-name="P16"><text:span text:style-name="T3">The </text:span><text:span text:style-name="Source_20_Text"><text:span text:style-name="T5">JSON.stringify()</text:span></text:span><text:span text:style-name="T3"> function will remove any functions from a JavaScript object, both the key and the value:</text:span></text:p>
      <text:p text:style-name="P4"/>
      <text:p text:style-name="P4"/>
      <text:p text:style-name="P28">To restore the search list back to initial stage: </text:p>
      <text:p text:style-name="P4"><text:s text:c="8"/>// add event listener to reset to default value</text:p>
      <text:p text:style-name="P4"><text:s text:c="8"/>search.addEventListener('onsubmit', initialize);</text:p>
      <text:p text:style-name="P4"/>
      <text:p text:style-name="P21">Learnings : </text:p>
      <text:p text:style-name="P25"/>
      <text:p text:style-name="P25">length of array = array.length; // not array.size</text:p>
      <text:p text:style-name="P25"/>
      <text:p text:style-name="P25"/>
      <text:p text:style-name="P26">function foo(){</text:p>
      <text:p text:style-name="P43"><text:span text:style-name="T31"><text:tab/>return a </text:span><text:span text:style-name="T35">|| </text:span><text:span text:style-name="T31">b ; // </text:span></text:p>
      <text:p text:style-name="Text_20_body"><text:span text:style-name="Source_20_Text"><text:span text:style-name="T32">||</text:span></text:span><text:span text:style-name="T32"> is a </text:span><text:a xlink:type="simple" xlink:href="https://developer.mozilla.org/en-US/docs/Web/JavaScript/Reference/Operators/Logical_Operators" text:style-name="Internet_20_link" text:visited-style-name="Visited_20_Internet_20_Link"><text:span text:style-name="T32">logical operator</text:span></text:a><text:span text:style-name="T32">. This means that it will return the first expression if it can be converted to true; otherwise, it returns the second expression. </text:span></text:p>
      <text:p text:style-name="P18">As logical expressions are evaluated left to right, they are tested for possible "short-circuit" evaluation using the following rules:</text:p>
      <text:list xml:id="list420108568" text:style-name="L1">
        <text:list-item>
          <text:p text:style-name="P20">false &amp;&amp; (anything) is short-circuit evaluated to false. </text:p>
        </text:list-item>
        <text:list-item>
          <text:p text:style-name="P19">true || (anything) is short-circuit evaluated to true. </text:p>
        </text:list-item>
      </text:list>
      <text:p text:style-name="P26"/>
      <text:p text:style-name="P26">}</text:p>
      <text:p text:style-name="P26"/>
      <text:p text:style-name="P38"/>
      <text:p text:style-name="P34">const cityName = place.city.replace(regex, `&lt;span class="hl"&gt;${this.value}&lt;/span&gt;`);</text:p>
      <text:p text:style-name="P39"/>
      <table:table table:name="Table1" table:style-name="Table1">
        <table:table-column table:style-name="Table1.A"/>
        <table:table-column table:style-name="Table1.B"/>
        <table:table-row table:style-name="TableLine94608830147600">
          <table:table-cell table:style-name="Table1.A1" office:value-type="string">
            <text:p text:style-name="Table_20_Contents"><text:a xlink:type="simple" xlink:href="https://developer.mozilla.org/en-US/docs/Web/JavaScript/Reference/Global_Objects/String/replace" text:style-name="Internet_20_link" text:visited-style-name="Visited_20_Internet_20_Link"><text:span text:style-name="Source_20_Text">replace(</text:span></text:a><text:span text:style-name="Source_20_Text"><text:span text:style-name="T36">)</text:span></text:span></text:p>
          </table:table-cell>
          <table:table-cell table:style-name="Table1.A1" office:value-type="string">
            <text:p text:style-name="Table_20_Contents">Executes a search for a match in a string, and replaces the matched substring with a replacement substring.</text:p>
          </table:table-cell>
        </table:table-row>
      </table:table>
      <text:p text:style-name="P26"/>
      <text:p text:style-name="P26"/>
      <text:p text:style-name="P23"><text:span text:style-name="T40">Challenge : <text:line-break/></text:span><text:span text:style-name="T11">function</text:span><text:span text:style-name="T23"> </text:span><text:span text:style-name="T13">numberWithCommas</text:span><text:span text:style-name="T23">(</text:span><text:span text:style-name="T15">x</text:span><text:span text:style-name="T23">) {</text:span></text:p>
      <text:p text:style-name="P24"><text:span text:style-name="T16">return</text:span> <text:span text:style-name="T14">x</text:span>.<text:span text:style-name="T12">toString</text:span>().<text:span text:style-name="T12">replace</text:span>(<text:span text:style-name="T38">/</text:span><text:span text:style-name="T12">\B</text:span><text:span text:style-name="T17">(?=(</text:span><text:span text:style-name="T38">\d</text:span><text:span text:style-name="T39">{3}</text:span><text:span text:style-name="T17">)</text:span><text:span text:style-name="T39">+</text:span><text:span text:style-name="T17">(?!</text:span><text:span text:style-name="T38">\d</text:span><text:span text:style-name="T17">))</text:span><text:span text:style-name="T38">/</text:span><text:span text:style-name="T10">g</text:span>, <text:span text:style-name="T17">','</text:span>);</text:p>
      <text:p text:style-name="P24">}</text:p>
      <text:p text:style-name="P22"><text:span text:style-name="T26"/></text:p>
      <text:p text:style-name="P22"><text:span text:style-name="T26"/></text:p>
      <text:p text:style-name="P22"><text:span text:style-name="T26"/></text:p>
      <text:p text:style-name="P22"><text:span text:style-name="T33"/></text:p>
      <text:p text:style-name="P22"><text:span text:style-name="T33"/></text:p>
      <text:p text:style-name="P22"><text:soft-page-break/><text:span text:style-name="T33">This is explains a very important concept</text:span><text:span text:style-name="T25"> </text:span></text:p>
      <text:p text:style-name="P35"><text:span text:style-name="T25"/></text:p>
      <text:p text:style-name="P35"><text:span text:style-name="T25">function displayMatches() {</text:span></text:p>
      <text:p text:style-name="P36">//console.log(findMatches(this.value, cities));</text:p>
      <text:p text:style-name="P36">const matchArray = findMatches(this.value, cities);</text:p>
      <text:p text:style-name="P36">//console.log(matchArray);</text:p>
      <text:p text:style-name="P40"/>
      <text:p text:style-name="P36">// matchArray is an array of objects </text:p>
      <text:p text:style-name="P40"/>
      <text:p text:style-name="P36">const html = matchArray.map(place =&gt; {</text:p>
      <text:p text:style-name="P36">// now highlight the matched text in the suggested cities</text:p>
      <text:p text:style-name="P36">const regex = new RegExp(this.value, 'gi');</text:p>
      <text:p text:style-name="P36">//console.log(place); place is an object which have either matching state name or city name</text:p>
      <text:p text:style-name="P36">const cityName = place.city.replace(regex, `&lt;span class="hl"&gt;${this.value}&lt;/span&gt;`);</text:p>
      <text:p text:style-name="P36">const stateName = place.state.replace(regex, `&lt;span class="hl"&gt;${this.value}&lt;/span&gt;`);</text:p>
      <text:p text:style-name="P36">//console.log(cityName);//, stateName);</text:p>
      <text:p text:style-name="P36">return ` // <text:span text:style-name="T49">Here we are returning html tag</text:span></text:p>
      <text:p text:style-name="P36">&lt;li&gt;</text:p>
      <text:p text:style-name="P36">&lt;span class="name"&gt;${cityName}, ${stateName}&lt;/span&gt;</text:p>
      <text:p text:style-name="P36">&lt;span class="population"&gt;${numberWithCommas(place.population)}&lt;/span&gt;</text:p>
      <text:p text:style-name="P36">&lt;/li&gt;</text:p>
      <text:p text:style-name="P36">`;</text:p>
      <text:p text:style-name="P36">}).join(''); // <text:span text:style-name="T47">all items are being joined at end as </text:span></text:p>
      <text:p text:style-name="P36"><text:span text:style-name="T47"><text:tab/> // comma separated value</text:span></text:p>
      <text:p text:style-name="P36">// html is array of 'li' of unordered list</text:p>
      <text:p text:style-name="P52"/>
      <text:p text:style-name="P36">suggestions.innerHTML = html;</text:p>
      <text:p text:style-name="P36">}</text:p>
      <text:p text:style-name="P36"/>
      <text:p text:style-name="P22"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Consolas" svg:font-family="Consolas, 'courier new'"/>
    <style:font-face style:name="Droid Sans Mono" svg:font-family="'Droid Sans Mono', monospace, monospace, 'Droid Sans Fallback'"/>
    <style:font-face style:name="Segoe UI" svg:font-family="'Segoe UI', Arial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16T18:13:30.407746426</meta:creation-date>
    <dc:date>2021-01-21T19:54:36.309902803</dc:date>
    <meta:editing-duration>PT4H3M6S</meta:editing-duration>
    <meta:editing-cycles>28</meta:editing-cycles>
    <meta:generator>LibreOffice/7.0.4.2$Linux_X86_64 LibreOffice_project/573028415b474775687f7355a6d413c41d013a01</meta:generator>
    <meta:document-statistic meta:table-count="1" meta:image-count="0" meta:object-count="0" meta:page-count="4" meta:paragraph-count="86" meta:word-count="598" meta:character-count="4185" meta:non-whitespace-character-count="3587"/>
  </office:meta>
</office:document-meta>
</file>